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ppalachian State (4-7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North Dakota State (6-3)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ppalachian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0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36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38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</table:table-row>
      </table:table>
      <table:table table:name="Sheet 2">
        <table:table-row>
          <table:table-cell office:value-type="string">
            <text:p>Appalachian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ourtney Sullivan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shlyn Brow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ydney Farthing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Emma Reilly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ydney Hind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Grace Morrison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Olivia Loeffl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Kara Spicer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elissa McMath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5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Lexi Kohut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18</text:p>
          </table:table-cell>
          <table:table-cell office:value-type="string">
            <text:p>161</text:p>
          </table:table-cell>
          <table:table-cell office:value-type="string">
            <text:p>.248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2</text:p>
          </table:table-cell>
          <table:table-cell office:value-type="string">
            <text:p>61</text:p>
          </table:table-cell>
          <table:table-cell office:value-type="string">
            <text:p>.09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44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4</text:p>
          </table:table-cell>
          <table:table-cell office:value-type="string">
            <text:p>28</text:p>
          </table:table-cell>
          <table:table-cell office:value-type="string">
            <text:p>184</text:p>
          </table:table-cell>
          <table:table-cell office:value-type="string">
            <text:p>.196</text:p>
          </table:table-cell>
          <table:table-cell office:value-type="string">
            <text:p>59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